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488e75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style:font-size-asian="11pt" style:font-size-complex="11pt"/>
    </style:style>
    <style:style style:name="T146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officeooo:rsid="1035cc54"/>
    </style:style>
    <style:style style:name="T156" style:family="text">
      <style:text-properties officeooo:rsid="103b85c2"/>
    </style:style>
    <style:style style:name="T157" style:family="text">
      <style:text-properties officeooo:rsid="10d28a1c"/>
    </style:style>
    <style:style style:name="T158" style:family="text">
      <style:text-properties officeooo:rsid="10b6b930"/>
    </style:style>
    <style:style style:name="T159" style:family="text">
      <style:text-properties fo:language="en" fo:country="GB" officeooo:rsid="10b6b930"/>
    </style:style>
    <style:style style:name="T160" style:family="text">
      <style:text-properties fo:language="en" fo:country="GB"/>
    </style:style>
    <style:style style:name="T161" style:family="text">
      <style:text-properties fo:language="en" fo:country="GB" officeooo:rsid="10a19599"/>
    </style:style>
    <style:style style:name="T162" style:family="text">
      <style:text-properties fo:language="en" fo:country="GB" officeooo:rsid="10d28a1c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style:font-name="Liberation Sans" fo:font-size="12pt" fo:language="en" fo:country="GB" officeooo:rsid="0d1ec96e" style:font-size-asian="12pt" style:font-size-complex="12pt"/>
    </style:style>
    <style:style style:name="T192" style:family="text">
      <style:text-properties style:font-name="Liberation Sans" fo:font-size="12pt" fo:language="en" fo:country="GB" officeooo:rsid="110298af" style:font-size-asian="12pt" style:font-size-complex="12pt"/>
    </style:style>
    <style:style style:name="T193" style:family="text">
      <style:text-properties style:font-name="Liberation Sans" fo:font-size="12pt" fo:language="en" fo:country="GB" officeooo:rsid="0ff397b4" style:font-size-asian="12pt" style:font-size-complex="12pt"/>
    </style:style>
    <style:style style:name="T194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font-name="Liberation Sans" fo:font-size="12pt" fo:language="en" fo:country="GB" officeooo:rsid="0f51b898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language="en" fo:country="GB" style:text-underline-style="none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</text:span><text:span text:style-name="T124"> computers</text:span><text:span text:style-name="T125"><text:line-break/></text:span><text:span text:style-name="Strong_20_Emphasis"><text:span text:style-name="T126">Create a bootable USB drive using the </text:span></text:span><text:span text:style-name="Sterk_20_accent_20_voetnoot"><text:span text:style-name="T127">Etcher</text:span></text:span><text:span text:style-name="Strong_20_Emphasis"><text:span text:style-name="T126"> prog</text:span></text:span><text:span text:style-name="Strong_20_Emphasis"><text:span text:style-name="T128">ram</text:span></text:span><text:span text:style-name="Strong_20_Emphasis"><text:span text:style-name="T110"> </text:span></text:span><text:a xlink:type="simple" xlink:href="https://etcher.io/" text:style-name="Internet_20_link" text:visited-style-name="Visited_20_Internet_20_Link"><text:span text:style-name="Strong_20_Emphasis"><text:span text:style-name="T129">etcher.io</text:span></text:span></text:a><text:span text:style-name="Strong_20_Emphasis"><text:span text:style-name="T112">, </text:span></text:span><text:span text:style-name="Strong_20_Emphasis"><text:span text:style-name="T126">which is available for Windows, macOS, and Linux, </text:span></text:span><text:span text:style-name="Strong_20_Emphasis"><text:span text:style-name="T130">or use the instructions from </text:span></text:span><text:span text:style-name="Sterk_20_accent_20_voetnoot"><text:span text:style-name="T131">Linux information</text:span></text:span><text:span text:style-name="Strong_20_Emphasis"><text:span text:style-name="T130"> on </text:span></text:span><text:a xlink:type="simple" xlink:href="https://karelzimmer.nl/en/" text:style-name="Internet_20_link" text:visited-style-name="Visited_20_Internet_20_Link"><text:span text:style-name="Strong_20_Emphasis"><text:span text:style-name="T132">karelzimmer.nl/en</text:span></text:span></text:a><text:span text:style-name="Strong_20_Emphasis"><text:span text:style-name="T126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34">Select </text:span><text:span text:style-name="T135">Live </text:span><text:span text:style-name="T136">system (amd64)</text:span><text:span text:style-name="T137"> </text:span><text:span text:style-name="T138">and press </text:span><text:span text:style-name="T139">the</text:span><text:span text:style-name="T140"> </text:span><text:span text:style-name="T141">Enter</text:span><text:span text:style-name="T139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4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43">Start the installation by clicking </text:span><text:span text:style-name="Strong_20_Emphasis"><text:span text:style-name="T144">Activities</text:span></text:span><text:span text:style-name="T143"> and clicking </text:span><text:span text:style-name="Strong_20_Emphasis"><text:span text:style-name="T144">Install Debian</text:span></text:span><text:span text:style-name="Strong_20_Emphasis"><text:span text:style-name="T143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45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6">Follow the installation screens and complete them.</text:span></text:span><text:span text:style-name="T147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48">Connect to the </text:span><text:span text:style-name="T149">network</text:span><text:span text:style-name="T14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50">At</text:span><text:span text:style-name="T143"> </text:span><text:span text:style-name="T144">Welcome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51">Select </text:span><text:span text:style-name="T152">application and </text:span><text:span text:style-name="T151">system language, and c</text:span><text:span text:style-name="T153">lic</text:span><text:span text:style-name="T150">k</text:span><text:span text:style-name="T153"> </text:span><text:span text:style-name="Strong_20_Emphasis"><text:span text:style-name="T154">Next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55">At</text:span> <text:span text:style-name="Strong_20_Emphasis">Regio</text:span><text:span text:style-name="Strong_20_Emphasis"><text:span text:style-name="T156">n</text:span></text:span> <text:span text:style-name="T155">choose</text:span> <text:span text:style-name="Strong_20_Emphasis">Europ</text:span><text:span text:style-name="Strong_20_Emphasis"><text:span text:style-name="T155">e</text:span></text:span> 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58">At</text:span> <text:span text:style-name="Strong_20_Emphasis"><text:span text:style-name="T158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59">Choose</text:span><text:span text:style-name="T160"> </text:span><text:span text:style-name="Strong_20_Emphasis"><text:span text:style-name="T160">English (US)</text:span></text:span><text:span text:style-name="T160"> </text:span><text:span text:style-name="T159">a</text:span><text:span text:style-name="T161">n</text:span><text:span text:style-name="T159">d</text:span><text:span text:style-name="T161"> </text:span><text:span text:style-name="Strong_20_Emphasis"><text:span text:style-name="T161">English (US, intl., with dead keys)</text:span></text:span><text:span text:style-name="T161">, </text:span><text:span text:style-name="T162">and click </text:span><text:span text:style-name="Strong_20_Emphasis"><text:span text:style-name="T162">Next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63">At </text:span><text:span text:style-name="Strong_20_Emphasis"><text:span text:style-name="T164">Users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6">E</text:span><text:span text:style-name="T167">nter </text:span><text:span text:style-name="Strong_20_Emphasis"><text:span text:style-name="T164">What is your name</text:span></text:span><text:span text:style-name="T168"> </text:span><text:span text:style-name="T169">&lt;</text:span><text:span text:style-name="T170">user</text:span><text:span text:style-name="T169">&gt;</text:span><text:span text:style-name="T171">, </text:span><text:span text:style-name="Strong_20_Emphasis"><text:span text:style-name="T172"><text:line-break/></text:span></text:span><text:span text:style-name="Strong_20_Emphasis"><text:span text:style-name="T173">What name do you want to use to log in</text:span></text:span><text:span text:style-name="T174"> </text:span><text:span text:style-name="T169">&lt;</text:span><text:span text:style-name="T170">user</text:span><text:span text:style-name="T175">name</text:span><text:span text:style-name="T169">&gt;</text:span><text:span text:style-name="T174">,</text:span><text:span text:style-name="Strong_20_Emphasis"><text:span text:style-name="T176"><text:line-break/></text:span></text:span><text:span text:style-name="Strong_20_Emphasis"><text:span text:style-name="T177">What is the na</text:span></text:span><text:span text:style-name="Strong_20_Emphasis"><text:span text:style-name="T173">me of </text:span></text:span><text:span text:style-name="Strong_20_Emphasis"><text:span text:style-name="T178">this</text:span></text:span><text:span text:style-name="Strong_20_Emphasis"><text:span text:style-name="T173"> computer</text:span></text:span><text:span text:style-name="T179"> &lt;</text:span><text:span text:style-name="T180">computerna</text:span><text:span text:style-name="T181">me&gt;</text:span><text:span text:style-name="T174">,</text:span><text:span text:style-name="Strong_20_Emphasis"><text:span text:style-name="T176"><text:line-break/></text:span></text:span><text:span text:style-name="Strong_20_Emphasis"><text:span text:style-name="T182">enter a </text:span></text:span><text:span text:style-name="Strong_20_Emphasis"><text:span text:style-name="T183">password</text:span></text:span><text:span text:style-name="T184"> twice </text:span><text:span text:style-name="T185">and click </text:span><text:span text:style-name="Strong_20_Emphasis"><text:span text:style-name="T186">Next</text:span></text:span><text:span text:style-name="T185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7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88">Log in as </text:span><text:span text:style-name="T169">&lt;</text:span><text:span text:style-name="T170">user</text:span><text:span text:style-name="T169">&gt;</text:span><text:span text:style-name="T188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89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90">Press the Super (Windows/command/magnifier) key or click in the upper left corner.</text:span><text:span text:style-name="T190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91">Type the </text:span><text:span text:style-name="T192">following </text:span><text:span text:style-name="T191">t</text:span><text:span text:style-name="T193">hree</text:span><text:span text:style-name="T191"> commands, each followed by the</text:span><text:span text:style-name="T71"> </text:span><text:span text:style-name="T77">Enter</text:span><text:span text:style-name="T191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94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95">Se</text:span><text:span text:style-name="T196">lect</text:span><text:span text:style-name="T195"> </text:span><text:span text:style-name="Strong_20_Emphasis"><text:span text:style-name="T197">3</text:span></text:span><text:span text:style-name="T198"> </text:span><text:span text:style-name="T199">Finish installatio</text:span><text:span text:style-name="T200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201">S</text:span></text:span><text:span text:style-name="Strong_20_Emphasis"><text:span text:style-name="T202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203">Log in as</text:span><text:span text:style-name="T188"> </text:span><text:span text:style-name="T169">&lt;</text:span><text:span text:style-name="T170">user</text:span><text:span text:style-name="T169">&gt;</text:span><text:span text:style-name="T204"><text:note text:id="ftn7" text:note-class="footnote"><text:note-citation>1</text:note-citation><text:note-body><text:p text:style-name="P91"><text:span text:style-name="T205">Login any additional </text:span><text:span text:style-name="T206">user</text:span><text:span text:style-name="T207">s </text:span><text:span text:style-name="T205">and follow the same steps.</text:span></text:p></text:note-body></text:note></text:span><text:span text:style-name="T188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89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08">Follow the welcome screens.</text:span><text:span text:style-name="T142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09">Select</text:span><text:span text:style-name="T195"> </text:span><text:span text:style-name="Strong_20_Emphasis"><text:span text:style-name="T197">4</text:span></text:span><text:span text:style-name="T210"> </text:span><text:span text:style-name="T211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12">End of checklist,</text:span><text:span text:style-name="T213"> </text:span><text:span text:style-name="T213"><text:user-field-get text:name="Distro">Debian</text:user-field-get></text:span><text:span text:style-name="T101"><text:s/></text:span><text:span text:style-name="T102">Desktop</text:span><text:span text:style-name="T103"> </text:span><text:span text:style-name="T212">installation is complete.</text:span></text:p>
      <text:p text:style-name="P103"/>
      <text:p text:style-name="P104"><text:span text:style-name="T214">Written</text:span><text:span text:style-name="T215"> </text:span><text:span text:style-name="T214">by</text:span><text:span text:style-name="T215"> </text:span><text:a xlink:type="simple" xlink:href="mailto:info@karelzimmer.nl?subject=Checklist%20installation%20Linux" text:style-name="Internet_20_link" text:visited-style-name="Visited_20_Internet_20_Link"><text:span text:style-name="T216">Karel Zimmer</text:span></text:a><text:span text:style-name="T217">.</text:span></text:p>
      <text:p text:style-name="P105"><text:span text:style-name="T218">License </text:span><text:span text:style-name="T219">C</text:span><text:span text:style-name="T220">C0</text:span><text:span text:style-name="T217"> 1.0</text:span><text:span text:style-name="T221"> </text:span><text:span text:style-name="T221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14T08:09:45.813363664">14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08:09:45.727475269</dc:date>
    <meta:keyword>Installatie</meta:keyword>
    <meta:keyword>Checklist</meta:keyword>
    <meta:keyword>Linux</meta:keyword>
    <meta:editing-cycles>7108</meta:editing-cycles>
    <meta:editing-duration>P12DT15H11M9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7" meta:character-count="3554" meta:non-whitespace-character-count="3031"/>
    <meta:user-defined meta:name="Info 1"/>
    <meta:user-defined meta:name="Info 2"/>
    <meta:user-defined meta:name="Info 3"/>
    <meta:user-defined meta:name="Info 4"/>
  </office:meta>
</office:document-meta>
</file>